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WithSettingsTest.mock_is_strict_with_explicit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WithSettingsTest.mock_is_strict_with_default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WithSettings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WithSettingsTest.mock_is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